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6113f" officeooo:paragraph-rsid="0006113f"/>
    </style:style>
    <style:style style:name="P2" style:family="paragraph" style:parent-style-name="Standard">
      <style:paragraph-properties fo:text-align="justify" style:justify-single-word="false"/>
      <style:text-properties fo:language="en" fo:country="US" officeooo:rsid="0006113f" officeooo:paragraph-rsid="0006113f"/>
    </style:style>
    <style:style style:name="P3" style:family="paragraph" style:parent-style-name="Standard">
      <style:paragraph-properties fo:text-align="justify" style:justify-single-word="false"/>
      <style:text-properties fo:language="en" fo:country="US" officeooo:rsid="0006a09b" officeooo:paragraph-rsid="0006a09b"/>
    </style:style>
    <style:style style:name="P4" style:family="paragraph" style:parent-style-name="Standard">
      <style:paragraph-properties fo:text-align="justify" style:justify-single-word="false"/>
      <style:text-properties fo:language="en" fo:country="US" officeooo:rsid="00088ceb" officeooo:paragraph-rsid="00088ceb"/>
    </style:style>
    <style:style style:name="P5" style:family="paragraph" style:parent-style-name="Standard">
      <style:paragraph-properties fo:text-align="justify" style:justify-single-word="false"/>
      <style:text-properties fo:language="en" fo:country="US" officeooo:rsid="0008e861" officeooo:paragraph-rsid="0008e861"/>
    </style:style>
    <style:style style:name="P6" style:family="paragraph" style:parent-style-name="Standard">
      <style:paragraph-properties fo:text-align="justify" style:justify-single-word="false"/>
      <style:text-properties fo:language="en" fo:country="US" officeooo:rsid="000a22dc" officeooo:paragraph-rsid="000a22dc"/>
    </style:style>
    <style:style style:name="P7" style:family="paragraph" style:parent-style-name="Standard">
      <style:paragraph-properties fo:text-align="justify" style:justify-single-word="false"/>
      <style:text-properties fo:language="en" fo:country="US" officeooo:rsid="000b83dc" officeooo:paragraph-rsid="000b83dc"/>
    </style:style>
    <style:style style:name="P8" style:family="paragraph" style:parent-style-name="Standard">
      <style:paragraph-properties fo:text-align="justify" style:justify-single-word="false"/>
      <style:text-properties fo:language="en" fo:country="US" officeooo:rsid="000be2ff" officeooo:paragraph-rsid="000be2ff"/>
    </style:style>
    <style:style style:name="P9" style:family="paragraph" style:parent-style-name="Standard">
      <style:paragraph-properties fo:text-align="justify" style:justify-single-word="false"/>
      <style:text-properties fo:language="en" fo:country="US" officeooo:rsid="000cc55e" officeooo:paragraph-rsid="000cc55e"/>
    </style:style>
    <style:style style:name="T1" style:family="text">
      <style:text-properties fo:font-style="italic" style:font-style-asian="italic" style:font-style-complex="italic"/>
    </style:style>
    <style:style style:name="T2" style:family="text">
      <style:text-properties fo:font-style="italic" officeooo:rsid="000b83dc" style:font-style-asian="italic" style:font-style-complex="italic"/>
    </style:style>
    <style:style style:name="T3" style:family="text">
      <style:text-properties fo:font-style="italic" officeooo:rsid="000cc55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b83dc" style:font-style-asian="normal" style:font-style-complex="normal"/>
    </style:style>
    <style:style style:name="T6" style:family="text">
      <style:text-properties fo:font-style="normal" officeooo:rsid="000b8d37" style:font-style-asian="normal" style:font-style-complex="normal"/>
    </style:style>
    <style:style style:name="T7" style:family="text">
      <style:text-properties fo:font-style="normal" officeooo:rsid="000bd928" style:font-style-asian="normal" style:font-style-complex="normal"/>
    </style:style>
    <style:style style:name="T8" style:family="text">
      <style:text-properties fo:font-style="normal" officeooo:rsid="000be2ff" style:font-style-asian="normal" style:font-style-complex="normal"/>
    </style:style>
    <style:style style:name="T9" style:family="text">
      <style:text-properties fo:font-style="normal" officeooo:rsid="000cc55e" style:font-style-asian="normal" style:font-style-complex="normal"/>
    </style:style>
    <style:style style:name="T10" style:family="text">
      <style:text-properties officeooo:rsid="00088ceb"/>
    </style:style>
    <style:style style:name="T11" style:family="text">
      <style:text-properties officeooo:rsid="000a2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1">Benjamin Frankil and America's Technology Deficit</text:p>
      <text:p text:style-name="P1"/>
      <text:p text:style-name="P2">In 1784, shortly after concluding the peace treaty with England, Benjamin Franklin published in France a short pamphlet entitled <text:span text:style-name="T1">Information to Those Who Would Remove to America</text:span><text:span text:style-name="T4">, advising those planning to immigrate that opportunities in the New World were limited. Why did the man who celebrated America's demographic boom for much of his life, and who had a very high opinion of economic opportunities in the New World, write such a discouraging pamphlet? Franklin explained that numerous prospective emigrants had approached him with questions and requests that attested to their “mistaken ideas and expectations of what is to be obtained there.” These men imagined that Americans were “rich, capable of rewarding, and disposed to reward, all sorts of ingenuity; that they [Americans] are … ignorant of all the sciences; and consequently, that strangers, possessing talents in the belles-lettres, fine arts, &amp;c. must be highly esteemed, and so well paid, as to become easily rich themselves.” The pamphlet set out to correct once and for all these “wild Imaginations”.</text:span></text:p>
      <text:p text:style-name="P2"/>
      <text:p text:style-name="P3">Franklin directed his discouraging remarks at one particular group: European manufacturers. The United States, he explained, did not follow the practice of European princes who offered high salaries and privileges to manufacturers to induce them to migrate and introduce hitherto unknown advanced industrial technology. Many artisans had approached Franklin believing that America's industrial underdevelopment would allow them to condition their migration on receiving various advantages from Congress and the states. They demanded transportation subsidies, land grants, and salaried government positions in exchange for their industrial skills. But “Congress have no power committed to them, or money put into their hands for such purposes.” All in all, the pamphlet encouraged hardworking <text:span text:style-name="T10">Europeans willing to engage in agriculture and home manufacturing to emigrate, and discuraged those with dreams of English-like industrialization.</text:span><text:span text:style-name="T10"><text:note text:id="ftn1" text:note-class="footnote"><text:note-citation>1</text:note-citation><text:note-body><text:p text:style-name="Footnote"/></text:note-body></text:note></text:span></text:p>
      <text:p text:style-name="P3"/>
      <text:p text:style-name="P4">For artisans expecting that the separation of the agricultural colonies from the industrializing mother country would open up great opportunities to migrate and accumulate wealth, the works of America's most prominent spokesman must have sounded very disappointing. The new country, he declared, was not about yo follow the European practice of offering inducements to entice skilled artisans.</text:p>
      <text:p text:style-name="P4"/>
      <text:p text:style-name="P4">Benjamin Franklin was the preeminent intellectual of the American Enlightenment. He had been an outspoken champion of American science and technology since the middle of the eighteenth century. As early as 1752 he wrote in “Observations Concerning the Increase of Mankind” that those who “invent new Trades, Arts or Manufactures... may be properly called Fathers of their Nation.”<text:note text:id="ftn2" text:note-class="footnote"><text:note-citation>2</text:note-citation><text:note-body><text:p text:style-name="Footnote"/></text:note-body></text:note> He recognized the infant state of American manufactures and their technological deficiencies, and neither ruled out technology piracy nor urged his country to respect European prohibitions on the diffusion of technology. Yet, while aware of the degree of American technological dependence on England, first as a loyal subject and later as a patriotic American, Franklin did not succumb to the nationalist view of knowledge and never became a technology protectionist. Franklin thus stands for the path not taken by the young republic, in which science and technology were constructed in the universalist tradition as the shared property of mankind.</text:p>
      <text:p text:style-name="P4"/>
      <text:p text:style-name="P4">The Pro-Development Colonist</text:p>
      <text:p text:style-name="P4"/>
      <text:p text:style-name="P5">The organizing principle of the economy of the British Empire in the eighteenth century centered on <text:soft-page-break/>the accumulation <text:span text:style-name="T11">of skilled laborers in England capable of producing manufactured goods that could profitably be traded in the world market. To maintain the status quo the colonies had to remain producers of raw materials rather than of finished goods. And for much of the colonial era the system worked. Franklin's earliest experience as an adult taught him the extent of American dependence on English know-how. His brother James, in whose shop Franklin learned the secrets of the printing trade, had to go to England to purchase printing presses and fonts of type, since none were manufactured in the colonies. Later on, when Franklin traveled through Europe in his various official capacities, he wrote to his American correspondents detailed descriptions of the technologies he came across and urged their adoption in America.</text:span><text:span text:style-name="T11"><text:note text:id="ftn3" text:note-class="footnote"><text:note-citation>3</text:note-citation><text:note-body><text:p text:style-name="Footnote"/></text:note-body></text:note></text:span></text:p>
      <text:p text:style-name="P5"/>
      <text:p text:style-name="P6">As tensions between the colonists and the mother country came to the forefront in the 1760s Franklin recognized that news of American industrialization would only play into the hands of those in Britain favoring a stronger crackdown in the colonies. He was thus displeased with triumphant declarations of the type that appeared in the London <text:span text:style-name="T1">Complete Magazine</text:span><text:span text:style-name="T4"> in August 1764: “Some beautiful samples of the cotton manufactures, now carried on at Philadelphia, have been lately imported and greatly admired.” </text:span><text:span text:style-name="T5">He sought to assure British manufacturers that the development of home manufacturing in the colonies would not decrease colonial consumption of English clothing. The colonists “were the manufactures of Britain,” he wrote to the </text:span><text:span text:style-name="T2">London</text:span><text:span text:style-name="T5"> </text:span><text:span text:style-name="T2">Chronicle</text:span><text:span text:style-name="T5">, “and follow its fashions perhaps to closely, every remarkable change in the mode making its appearance there within a few months after its invention here.” He urged his son, New Jersey governor William Franklin, to downplay the quality of clothing produced in the colony so that the ire of those in Parliament bent on restricting American manufactures would not be aroused. “You have only to report a glass-house for coarse window glass and bottles and some domestic manufactures of linen and woolen for family use, that do not half clothe the inhabitants.” Assure Parliament, he recommended, that “all finer goods” were still being imported from Britain.</text:span><text:span text:style-name="T5"><text:note text:id="ftn4" text:note-class="footnote"><text:note-citation>4</text:note-citation><text:note-body><text:p text:style-name="Footnote"/></text:note-body></text:note></text:span></text:p>
      <text:p text:style-name="P6"/>
      <text:p text:style-name="P7"><text:span text:style-name="T4">In 1752, just as he entered the Pennsylvania Assembly to begin his glorious public career, Franklin wrote a brief pamphlet entitled “Observations Concerning the Increase of Mankind.” The piece has since attracted a good deal of scholarly attention. Some analysis –he observed that the population of the British colonies of North America double every twenty years whereas that of England remained stable, and he predicted, quite accurately as it turned out, the future demographic growth of British North America. Others have focused on the last passage of the pamphlet in which Franklin complained that immigrants were contaminating the Englishness of the colonies and made rather astonishing declaration of his strong personal preference for white people. However, Franklin wrote his controversial pamphlet neither as a theoretical treatise on colonial demography nor as an exclusionary ethnic manifesto, but as a specific political argument against the Iron Act of 1750 which restricted the construction of new rolling and slitting mills in America, but to steer colonial pig and bar iron to British mills. The crux of Franklin's essay was not its xenophobic concluding paragraph but its advocacy of the free movement of technology across the Atlantic. Franklin </text:span><text:span text:style-name="T6">sought to ease English fears that the development of industry in America would result in colonial industrial self-sufficiency and loss of market share for English manufacturers. </text:span><text:span text:style-name="T7">Britain had no reason to fear that its colonies would become its industrial competitors because manufacturing depended on cheap labor. Men turned to such grueling and low-paying jobs only when agricultural opportunities were exhausted. Restricting the development of industry in North America was unnecessary because “Labour will never be cheap here,” as no land shortage could be anticipated in the foreseeable future. In 1764, shortly after the conclusion of the French and Indian War, Franklin turned to mockery to protest the British restriction of American industrial development. Writing to the Englishman Peter Collinson, a close scientific associate, he reported the “discovery” of a </text:span><text:soft-page-break/><text:span text:style-name="T7">beach in which all the pebbles were “in the form of buttons, whence it is called Button Mould Bay.” Alas, Franklin would not disclose the location of this magic beach” “lest some Englishman get a Patent for his Button-mine as one did for the Coal mine at Louisburgh, and by neither suffering others to work it, not working it himself, deprive us of the Advantage Good and Nature seem to have intended us. As we have now got Buttons, </text:span><text:span text:style-name="T8">'</text:span><text:span text:style-name="T7">tis something towards our Clothing; and who knows nut in time we may find out where to get Cloth?” Turning serious, Franklin argued that it was “Folly to expect” that “your little Island” would continue to be the sole supplier of the rapidly growing North American colonial consumer market. “Nature has put Bounds to your Abilities, tho' none to your Desires. Britain would, if she could, </text:span><text:span text:style-name="T8">manufacture and trade for all the World; England for all Britain; London for all England; and every Londoner for all London. So selfish is the human Mind!”</text:span><text:span text:style-name="T8"><text:note text:id="ftn0" text:note-class="footnote"><text:note-citation>5</text:note-citation><text:note-body><text:p text:style-name="Footnote"/></text:note-body></text:note></text:span><text:span text:style-name="T8"> A Few years later, while representing the colonies in London, Franklin warned that attempts of the metropolis to restrict colonial economic growth might backfire. The regulations would undermine the colonies' meteoric demographic boom, thereby checking American demand for British manufactures. It was in the interest of the Empire to allow its colonies to import the industrial technology of the mother country. Rather than rejecting European political economy on account of the tyranny and social polarization it generated, Franklin believed that the future development of North America depended on its ability to acquire and apply European industrial know-how. He was wholly committed to the ethos of technological emulation.</text:span><text:span text:style-name="T8"><text:note text:id="ftn5" text:note-class="footnote"><text:note-citation>6</text:note-citation><text:note-body><text:p text:style-name="Footnote"/></text:note-body></text:note></text:span></text:p>
      <text:p text:style-name="P7"/>
      <text:p text:style-name="P8"><text:span text:style-name="T4">Franklin distinguished between the piracy of innovations by individuals belonging to the same jurisdictions and the diffusion of technology across jurisdictional boundaries. In taking over the </text:span><text:span text:style-name="T1">Pennsylvania Gazette</text:span><text:span text:style-name="T4"> in 1729 he set out to communicate and advertise innovations that “may contribute either to the Improvement of our present Manufactures, or towards the Invention of new Ones.” In 1743, in arguing for the establishment of an Association for the Promotion of Knowledge in Philadelphia, he wrote that “many useful Particular remain uncommunicated, die with the Discoverers and are lost to Mankind.” The proposed association set out to facilitate comunication about, among other </text:span><text:span text:style-name="T9">things, “New Mechanical Inventions for saving Labour.” Franklin's past as a printer conditioned him to think of information in such a manner. American newspapers, including his </text:span><text:span text:style-name="T3">Pennsylvania Gazette</text:span><text:span text:style-name="T9">, routinely reprinted news stories from European papers without acknowledging the sources. The need to circulate information in the colonial setting superseded all notions of intellectual property.</text:span><text:span text:style-name="T9"><text:note text:id="ftn6" text:note-class="footnote"><text:note-citation>7</text:note-citation><text:note-body><text:p text:style-name="Footnote"/></text:note-body></text:note></text:span></text:p>
      <text:p text:style-name="P8"/>
      <text:p text:style-name="P9"><text:span text:style-name="T4">Franklin backed up his rhetoric with action in favor <text:s/>of free dissemination of technology. In 1740 Franklin designed a woodburning stove that was supposed to fit inside a fireplace. The new design consumed far less wood and generated more heat than existing stoves. The governor of Pennsylvania offered Franklin exclusive rights to sell the stove he developed provided he registered it as a patent. For ideological reasons Franklin declined to capitalize on his invention. </text:span><text:span text:style-name="T1">“As we enjoy great Advantages from the Inventions of others,”</text:span><text:span text:style-name="T4"> he explained, “</text:span><text:span text:style-name="T1">we should be glab of an Opportunity to serve others by any Invention of ours, and this we should do freely and generously.”</text:span><text:span text:style-name="T4"> He went on to publish a detailed sketch of his invention in 1744. Franklin, who dedicated his retirement years to appearing as a generous-minded gentleman, could afford such largess, but a London artisan who, as Franklin later learned, patented the stove and made “a little Fortune by it” abused his generosity. This episode he conclude in his autobiography, was “not the only Instance of Patents taken out for my Inventions by others... which I never contested, as having no Desire of profiting by Patents my self, and hating Disputes.”</text:span><text:span text:style-name="T4"><text:note text:id="ftn7" text:note-class="footnote"><text:note-citation>8</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9-05T10:23:16.058341220</meta:creation-date>
    <dc:date>2014-09-10T09:57:08.029417864</dc:date>
    <dc:creator>Guillermo Lengemann</dc:creator>
    <meta:editing-duration>PT18M33S</meta:editing-duration>
    <meta:editing-cycles>5</meta:editing-cycles>
    <meta:generator>LibreOffice/4.2.6.2$Linux_X86_64 LibreOffice_project/420m0$Build-2</meta:generator>
    <meta:document-statistic meta:table-count="0" meta:image-count="0" meta:object-count="0" meta:page-count="3" meta:paragraph-count="12" meta:word-count="1846" meta:character-count="11999" meta:non-whitespace-character-count="10164"/>
  </office:meta>
</office:document-meta>
</file>